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000000010D8EC8294F507D1AE.png" manifest:media-type="image/png"/>
  <manifest:file-entry manifest:full-path="Pictures/1000020100000010000000102263990B0FBE6583.png" manifest:media-type="image/png"/>
  <manifest:file-entry manifest:full-path="Pictures/10000201000000100000000E49D8C21D28A29618.png" manifest:media-type="image/png"/>
  <manifest:file-entry manifest:full-path="Pictures/100002010000002000000020D1B692DBF7F7D699.png" manifest:media-type="image/png"/>
  <manifest:file-entry manifest:full-path="Pictures/100002010000001000000010635F854356D0EAFC.png" manifest:media-type="image/png"/>
  <manifest:file-entry manifest:full-path="Pictures/100002010000002000000020C8B0D5192FC1EE62.png" manifest:media-type="image/png"/>
  <manifest:file-entry manifest:full-path="Pictures/100002010000002000000020FD895960A9E45C67.png" manifest:media-type="image/png"/>
  <manifest:file-entry manifest:full-path="Pictures/100002010000000800000005DF8FB49EB60E9527.png" manifest:media-type="image/png"/>
  <manifest:file-entry manifest:full-path="Pictures/10000201000000100000001020DDCF980B3478AA.png" manifest:media-type="image/png"/>
  <manifest:file-entry manifest:full-path="Pictures/100002010000001000000010696E57379B75EA6B.png" manifest:media-type="image/png"/>
  <manifest:file-entry manifest:full-path="Pictures/1000020100000010000000102B87A371F097DF89.png" manifest:media-type="image/png"/>
  <manifest:file-entry manifest:full-path="Pictures/100002010000001000000010EB1EB32CA409C9FC.png" manifest:media-type="image/png"/>
  <manifest:file-entry manifest:full-path="Pictures/10000201000000100000001006E89940202325AF.png" manifest:media-type="image/png"/>
  <manifest:file-entry manifest:full-path="Pictures/1000020100000010000000108FBE46503E9BFDF5.png" manifest:media-type="image/png"/>
  <manifest:file-entry manifest:full-path="Pictures/100002010000000B0000000D080EB95623D5B078.png" manifest:media-type="image/png"/>
  <manifest:file-entry manifest:full-path="Pictures/10000201000000100000000EBEBD18EB0926CE92.png" manifest:media-type="image/png"/>
  <manifest:file-entry manifest:full-path="Pictures/100002010000001000000010759FE1FFCA382110.png" manifest:media-type="image/png"/>
  <manifest:file-entry manifest:full-path="Pictures/10000201000000100000001041D3A84A318E3963.png" manifest:media-type="image/png"/>
  <manifest:file-entry manifest:full-path="Pictures/1000020100000010000000109B1CC9ECA9D6B270.png" manifest:media-type="image/png"/>
  <manifest:file-entry manifest:full-path="Pictures/100002010000000A0000000AB129A6FF808A38F3.png" manifest:media-type="image/png"/>
  <manifest:file-entry manifest:full-path="Pictures/10000201000000100000001071DD49515D73B58E.png" manifest:media-type="image/png"/>
  <manifest:file-entry manifest:full-path="Pictures/100002010000001000000010C52EA06FAB563AD3.png" manifest:media-type="image/png"/>
  <manifest:file-entry manifest:full-path="Pictures/100002010000001000000010756AF70233779737.png" manifest:media-type="image/png"/>
  <manifest:file-entry manifest:full-path="Pictures/100002010000001000000010B540CDB77953DB91.png" manifest:media-type="image/png"/>
  <manifest:file-entry manifest:full-path="Pictures/100002010000001000000010EF59C526E7A46BAD.png" manifest:media-type="image/png"/>
  <manifest:file-entry manifest:full-path="Pictures/100002010000001000000010B20B836BCD498F4E.png" manifest:media-type="image/png"/>
  <manifest:file-entry manifest:full-path="Pictures/10000201000000100000001079299B019C7C8EC6.png" manifest:media-type="image/png"/>
  <manifest:file-entry manifest:full-path="Pictures/1000020100000010000000104125CC761296C7C4.png" manifest:media-type="image/png"/>
  <manifest:file-entry manifest:full-path="Pictures/1000020100000010000000107F3212F49B1692D5.png" manifest:media-type="image/png"/>
  <manifest:file-entry manifest:full-path="Pictures/100002010000001000000010C4FB04A57A3684E6.png" manifest:media-type="image/png"/>
  <manifest:file-entry manifest:full-path="Pictures/100002010000000B0000000D250CFBF4D631039A.png" manifest:media-type="image/png"/>
  <manifest:file-entry manifest:full-path="Pictures/1000020100000018000000187E15397368F5523D.png" manifest:media-type="image/png"/>
  <manifest:file-entry manifest:full-path="Pictures/100002010000001000000010AB2E6C4301D7F103.png" manifest:media-type="image/png"/>
  <manifest:file-entry manifest:full-path="Pictures/100002010000000A0000000A644F8A69AD2E00E7.png" manifest:media-type="image/png"/>
  <manifest:file-entry manifest:full-path="Pictures/1000020100000010000000101B11B617C630CA18.png" manifest:media-type="image/png"/>
  <manifest:file-entry manifest:full-path="Pictures/100002010000001000000010FEAB9BAB0A142B6E.png" manifest:media-type="image/png"/>
  <manifest:file-entry manifest:full-path="Pictures/100002010000001000000010B4916F9AA1554185.png" manifest:media-type="image/png"/>
  <manifest:file-entry manifest:full-path="Pictures/10000201000000100000001021A3CBB39C77FCB0.png" manifest:media-type="image/png"/>
  <manifest:file-entry manifest:full-path="Pictures/100002010000002000000020C0D3916266F39D4E.png" manifest:media-type="image/png"/>
  <manifest:file-entry manifest:full-path="Pictures/10000201000000100000000E986E7B459D2DB6BE.png" manifest:media-type="image/png"/>
  <manifest:file-entry manifest:full-path="Pictures/10000201000000100000001081E0E5A79E625BBC.png" manifest:media-type="image/png"/>
  <manifest:file-entry manifest:full-path="Pictures/10000201000000100000001082CA858E17210DA6.png" manifest:media-type="image/png"/>
  <manifest:file-entry manifest:full-path="Pictures/1000020100000010000000105316890F2BEC4005.png" manifest:media-type="image/png"/>
  <manifest:file-entry manifest:full-path="Pictures/100002010000001000000010FDEB654E3C3CDDA7.png" manifest:media-type="image/png"/>
  <manifest:file-entry manifest:full-path="Pictures/100002010000000A0000000A882F0411161EEBB3.png" manifest:media-type="image/png"/>
  <manifest:file-entry manifest:full-path="Pictures/100002010000000A0000000A1B3D46E32865898F.png" manifest:media-type="image/png"/>
  <manifest:file-entry manifest:full-path="Pictures/100002010000000A0000000ADF1CA204BD11E6EF.png" manifest:media-type="image/png"/>
  <manifest:file-entry manifest:full-path="Pictures/100002010000000A0000000AB16AB67E3D152B2F.png" manifest:media-type="image/png"/>
  <manifest:file-entry manifest:full-path="Pictures/1000020100000010000000109C56A88F66F58F26.png" manifest:media-type="image/png"/>
  <manifest:file-entry manifest:full-path="Pictures/100002010000000800000008EF1E9B59C3F8FC84.png" manifest:media-type="image/png"/>
  <manifest:file-entry manifest:full-path="Pictures/1000020100000010000000102E777F78BE687A4D.png" manifest:media-type="image/png"/>
  <manifest:file-entry manifest:full-path="Pictures/100002010000001800000018B4C1613C6C487E9A.png" manifest:media-type="image/png"/>
  <manifest:file-entry manifest:full-path="Pictures/1000020100000010000000103C8D33DCA33CA1EE.png" manifest:media-type="image/png"/>
  <manifest:file-entry manifest:full-path="Pictures/10000201000000100000000F9B3597A65C5D10A8.png" manifest:media-type="image/png"/>
  <manifest:file-entry manifest:full-path="Pictures/10000201000000100000001070BB2895290DA539.png" manifest:media-type="image/png"/>
  <manifest:file-entry manifest:full-path="Pictures/100002010000001000000010F60379E0856D378F.png" manifest:media-type="image/png"/>
  <manifest:file-entry manifest:full-path="Pictures/100002010000001000000010B5AC0D65F7E3A03D.png" manifest:media-type="image/png"/>
  <manifest:file-entry manifest:full-path="Pictures/1000020100000010000000104E57CFCA4133AF75.png" manifest:media-type="image/png"/>
  <manifest:file-entry manifest:full-path="Pictures/100002010000000A0000000A45FC56B4EE006711.png" manifest:media-type="image/png"/>
  <manifest:file-entry manifest:full-path="Pictures/100002010000000B0000000D75E68532E7DA14A2.png" manifest:media-type="image/png"/>
  <manifest:file-entry manifest:full-path="Pictures/100002010000000A0000000A37F1C2DE85896182.png" manifest:media-type="image/png"/>
  <manifest:file-entry manifest:full-path="Pictures/1000020100000010000000107C31971FA50BF98E.png" manifest:media-type="image/png"/>
  <manifest:file-entry manifest:full-path="Pictures/1000020100000010000000107C62EC68F6DF1A23.png" manifest:media-type="image/png"/>
  <manifest:file-entry manifest:full-path="Pictures/100002010000001000000010121243C743277FEB.png" manifest:media-type="image/png"/>
  <manifest:file-entry manifest:full-path="Pictures/100002010000001800000018C411A75F80F0EA7A.png" manifest:media-type="image/png"/>
  <manifest:file-entry manifest:full-path="Pictures/10000201000000100000001006384FEE2A421C8B.png" manifest:media-type="image/png"/>
  <manifest:file-entry manifest:full-path="Pictures/1000020100000010000000103A9A42395F4E158A.png" manifest:media-type="image/png"/>
  <manifest:file-entry manifest:full-path="Pictures/10000201000000100000001019273B889BD54D07.png" manifest:media-type="image/png"/>
  <manifest:file-entry manifest:full-path="Pictures/100002010000001000000010B41DE54C12976E3A.png" manifest:media-type="image/png"/>
  <manifest:file-entry manifest:full-path="Pictures/1000020100000010000000103610C18E60F9AB0B.png" manifest:media-type="image/png"/>
  <manifest:file-entry manifest:full-path="Pictures/100002010000000500000008C4D37BE80BC69D39.png" manifest:media-type="image/png"/>
  <manifest:file-entry manifest:full-path="Pictures/10000201000000100000000FEADA1BDA6DC0DD38.png" manifest:media-type="image/png"/>
  <manifest:file-entry manifest:full-path="Pictures/100002010000001000000010916187F16BD14C88.png" manifest:media-type="image/png"/>
  <manifest:file-entry manifest:full-path="Pictures/100002010000002000000020A351F0971537F221.png" manifest:media-type="image/png"/>
  <manifest:file-entry manifest:full-path="Pictures/10000201000000100000001013DD2C414E5D9F1C.png" manifest:media-type="image/png"/>
  <manifest:file-entry manifest:full-path="Pictures/100002010000001000000010CF4676920DEEC84B.png" manifest:media-type="image/png"/>
  <manifest:file-entry manifest:full-path="Pictures/1000020100000010000000104D4441B116473292.png" manifest:media-type="image/png"/>
  <manifest:file-entry manifest:full-path="Pictures/10000201000000100000001079055B697AF38EC8.png" manifest:media-type="image/png"/>
  <manifest:file-entry manifest:full-path="Pictures/1000020100000010000000102312444E8CD7CE9F.png" manifest:media-type="image/png"/>
  <manifest:file-entry manifest:full-path="Pictures/1000020100000010000000108925D05D8281B030.png" manifest:media-type="image/png"/>
  <manifest:file-entry manifest:full-path="Pictures/1000020100000010000000108D2EF4965AE998E7.png" manifest:media-type="image/png"/>
  <manifest:file-entry manifest:full-path="Pictures/100002010000001000000010B85C42D33152E8C5.png" manifest:media-type="image/png"/>
  <manifest:file-entry manifest:full-path="Pictures/100002010000001000000010DD96B9170D8BC124.png" manifest:media-type="image/png"/>
  <manifest:file-entry manifest:full-path="Pictures/100002010000001000000010704E7E64F92A4277.png" manifest:media-type="image/png"/>
  <manifest:file-entry manifest:full-path="Pictures/100002010000000F00000010A9A33B5E8A4E5D7E.png" manifest:media-type="image/png"/>
  <manifest:file-entry manifest:full-path="Pictures/1000020100000010000000105142551AFFCB73B2.png" manifest:media-type="image/png"/>
  <manifest:file-entry manifest:full-path="Pictures/100002010000002000000020E31A0325C67E11E2.png" manifest:media-type="image/png"/>
  <manifest:file-entry manifest:full-path="Pictures/1000020100000010000000107A983250DC610488.png" manifest:media-type="image/png"/>
  <manifest:file-entry manifest:full-path="Pictures/100002010000001800000018B172AD9C9DE55CDF.png" manifest:media-type="image/png"/>
  <manifest:file-entry manifest:full-path="Pictures/1000020100000010000000105F03E83CA37190DA.png" manifest:media-type="image/png"/>
  <manifest:file-entry manifest:full-path="Pictures/100002010000001800000018172D11571E6B43ED.png" manifest:media-type="image/png"/>
  <manifest:file-entry manifest:full-path="Pictures/10000201000000100000001035AF7057B555B0C5.png" manifest:media-type="image/png"/>
  <manifest:file-entry manifest:full-path="Pictures/100002010000001000000010504E03ED30181BB1.png" manifest:media-type="image/png"/>
  <manifest:file-entry manifest:full-path="Pictures/100002010000001800000018F72149D33DB5D0D5.png" manifest:media-type="image/png"/>
  <manifest:file-entry manifest:full-path="Pictures/10000201000000100000000FDDCB7EAC249CAB46.png" manifest:media-type="image/png"/>
  <manifest:file-entry manifest:full-path="Pictures/100002010000001000000010A8D27EB33E861EBD.png" manifest:media-type="image/png"/>
  <manifest:file-entry manifest:full-path="Pictures/1000020100000010000000103D60AD260E2F2EC3.png" manifest:media-type="image/png"/>
  <manifest:file-entry manifest:full-path="Pictures/100002010000001000000010B4F4E13B1F449678.png" manifest:media-type="image/png"/>
  <manifest:file-entry manifest:full-path="Pictures/100002010000001000000010087113ADC06B1C5C.png" manifest:media-type="image/png"/>
  <manifest:file-entry manifest:full-path="Pictures/10000201000000100000001061438140D46E6A61.png" manifest:media-type="image/png"/>
  <manifest:file-entry manifest:full-path="Pictures/1000020100000010000000106F4DCBB25923F927.png" manifest:media-type="image/png"/>
  <manifest:file-entry manifest:full-path="Pictures/100002010000001000000010C9F8BDFDDF2B8B69.png" manifest:media-type="image/png"/>
  <manifest:file-entry manifest:full-path="Pictures/10000201000000100000001051D347552D2D3370.png" manifest:media-type="image/png"/>
  <manifest:file-entry manifest:full-path="Pictures/100002010000000B0000000D89F97414B78B9499.png" manifest:media-type="image/png"/>
  <manifest:file-entry manifest:full-path="Pictures/1000020100000020000000209D911EB93CEAA4C5.png" manifest:media-type="image/png"/>
  <manifest:file-entry manifest:full-path="Pictures/1000020100000010000000105EEFD06F393F8A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2" style:family="table">
      <style:table-properties style:width="14.79cm" table:align="center" style:shadow="none"/>
    </style:style>
    <style:style style:name="Table2.A" style:family="table-column">
      <style:table-column-properties style:column-width="7.011cm"/>
    </style:style>
    <style:style style:name="Table2.B" style:family="table-column">
      <style:table-column-properties style:column-width="2.275cm"/>
    </style:style>
    <style:style style:name="Table2.C" style:family="table-column">
      <style:table-column-properties style:column-width="5.503cm"/>
    </style:style>
    <style:style style:name="Table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e2.C1" style:family="table-cell">
      <style:table-cell-properties style:vertical-align="middle" style:border-line-width="0cm 0.004cm 0.002cm" fo:padding="0.049cm" fo:border="0.05pt double #808080"/>
    </style:style>
    <style:style style:name="Table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P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rsid="00125cea" officeooo:paragraph-rsid="00125cea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rsid="0014e1b2" officeooo:paragraph-rsid="0014e1b2"/>
    </style:style>
    <style:style style:name="T1" style:family="text">
      <style:text-properties officeooo:rsid="0014f67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enum Q<text:span text:style-name="T1">S</text:span>tyle::StandardPixmap</text:p>
          </table:table-cell>
          <table:table-cell table:style-name="Table2.A1" office:value-type="string">
            <text:p text:style-name="P4">Windows 7</text:p>
          </table:table-cell>
          <table:table-cell table:style-name="Table2.C1" office:value-type="string">
            <text:p text:style-name="P4">Ubuntu 16.04</text:p>
          </table:table-cell>
        </table:table-row>
        <table:table-row>
          <table:table-cell table:style-name="Table2.A2" office:value-type="string">
            <text:p text:style-name="P1">SP_TitleBarMenuButton</text:p>
          </table:table-cell>
          <table:table-cell table:style-name="Table2.A2" office:value-type="string">
            <text:p text:style-name="P3"><draw:frame draw:style-name="fr1" draw:name="Image145" text:anchor-type="as-char" svg:width="0.423cm" svg:height="0.423cm" draw:z-index="0"><draw:image xlink:href="Pictures/10000201000000100000001082CA858E17210DA6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73" text:anchor-type="as-char" svg:width="0.423cm" svg:height="0.423cm" draw:z-index="70"><draw:image xlink:href="Pictures/10000201000000100000001082CA858E17210DA6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TitleBarMinButton</text:p>
          </table:table-cell>
          <table:table-cell table:style-name="Table2.A2" office:value-type="string">
            <text:p text:style-name="P3"><draw:frame draw:style-name="fr1" draw:name="Image146" text:anchor-type="as-char" svg:width="0.265cm" svg:height="0.265cm" draw:z-index="1"><draw:image xlink:href="Pictures/100002010000000A0000000A37F1C2DE85896182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74" text:anchor-type="as-char" svg:width="0.291cm" svg:height="0.344cm" draw:z-index="71"><draw:image xlink:href="Pictures/100002010000000B0000000D250CFBF4D631039A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TitleBarMaxButton</text:p>
          </table:table-cell>
          <table:table-cell table:style-name="Table2.A2" office:value-type="string">
            <text:p text:style-name="P3"><draw:frame draw:style-name="fr1" draw:name="Image147" text:anchor-type="as-char" svg:width="0.265cm" svg:height="0.265cm" draw:z-index="2"><draw:image xlink:href="Pictures/100002010000000A0000000ADF1CA204BD11E6EF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75" text:anchor-type="as-char" svg:width="0.265cm" svg:height="0.265cm" draw:z-index="72"><draw:image xlink:href="Pictures/100002010000000A0000000ADF1CA204BD11E6EF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TitleBarCloseButton</text:p>
          </table:table-cell>
          <table:table-cell table:style-name="Table2.A2" office:value-type="string">
            <text:p text:style-name="P3"><draw:frame draw:style-name="fr1" draw:name="Image148" text:anchor-type="as-char" svg:width="0.265cm" svg:height="0.265cm" draw:z-index="3"><draw:image xlink:href="Pictures/100002010000000A0000000A1B3D46E32865898F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76" text:anchor-type="as-char" svg:width="0.291cm" svg:height="0.344cm" draw:z-index="73"><draw:image xlink:href="Pictures/100002010000000B0000000D89F97414B78B9499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TitleBarNormalButton</text:p>
          </table:table-cell>
          <table:table-cell table:style-name="Table2.A2" office:value-type="string">
            <text:p text:style-name="P3"><draw:frame draw:style-name="fr1" draw:name="Image149" text:anchor-type="as-char" svg:width="0.265cm" svg:height="0.265cm" draw:z-index="4"><draw:image xlink:href="Pictures/100002010000000A0000000A882F0411161EEBB3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77" text:anchor-type="as-char" svg:width="0.291cm" svg:height="0.344cm" draw:z-index="74"><draw:image xlink:href="Pictures/100002010000000B0000000D080EB95623D5B078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TitleBarShadeButton</text:p>
          </table:table-cell>
          <table:table-cell table:style-name="Table2.A2" office:value-type="string">
            <text:p text:style-name="P3"><draw:frame draw:style-name="fr1" draw:name="Image150" text:anchor-type="as-char" svg:width="0.265cm" svg:height="0.265cm" draw:z-index="5"><draw:image xlink:href="Pictures/100002010000000A0000000A45FC56B4EE006711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78" text:anchor-type="as-char" svg:width="0.265cm" svg:height="0.265cm" draw:z-index="75"><draw:image xlink:href="Pictures/100002010000000A0000000A45FC56B4EE006711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TitleBarUnshadeButton</text:p>
          </table:table-cell>
          <table:table-cell table:style-name="Table2.A2" office:value-type="string">
            <text:p text:style-name="P3"><draw:frame draw:style-name="fr1" draw:name="Image151" text:anchor-type="as-char" svg:width="0.265cm" svg:height="0.265cm" draw:z-index="6"><draw:image xlink:href="Pictures/100002010000000A0000000A644F8A69AD2E00E7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79" text:anchor-type="as-char" svg:width="0.265cm" svg:height="0.265cm" draw:z-index="76"><draw:image xlink:href="Pictures/100002010000000A0000000A644F8A69AD2E00E7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TitleBarContextHelpButton</text:p>
          </table:table-cell>
          <table:table-cell table:style-name="Table2.A2" office:value-type="string">
            <text:p text:style-name="P3"><draw:frame draw:style-name="fr1" draw:name="Image152" text:anchor-type="as-char" svg:width="0.265cm" svg:height="0.265cm" draw:z-index="7"><draw:image xlink:href="Pictures/100002010000000A0000000AB16AB67E3D152B2F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80" text:anchor-type="as-char" svg:width="0.265cm" svg:height="0.265cm" draw:z-index="77"><draw:image xlink:href="Pictures/100002010000000A0000000AB129A6FF808A38F3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DockWidgetCloseButton</text:p>
          </table:table-cell>
          <table:table-cell table:style-name="Table2.A2" office:value-type="string">
            <text:p text:style-name="P3"><draw:frame draw:style-name="fr1" draw:name="Image153" text:anchor-type="as-char" svg:width="0.212cm" svg:height="0.212cm" draw:z-index="8"><draw:image xlink:href="Pictures/100002010000000800000008EF1E9B59C3F8FC84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81" text:anchor-type="as-char" svg:width="0.291cm" svg:height="0.344cm" draw:z-index="78"><draw:image xlink:href="Pictures/100002010000000B0000000D75E68532E7DA14A2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MessageBoxInformation</text:p>
          </table:table-cell>
          <table:table-cell table:style-name="Table2.A2" office:value-type="string">
            <text:p text:style-name="P3"><draw:frame draw:style-name="fr1" draw:name="Image154" text:anchor-type="as-char" svg:width="0.423cm" svg:height="0.423cm" draw:z-index="9"><draw:image xlink:href="Pictures/1000020100000010000000107C31971FA50BF98E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82" text:anchor-type="as-char" svg:width="0.423cm" svg:height="0.423cm" draw:z-index="79"><draw:image xlink:href="Pictures/10000201000000100000001079055B697AF38EC8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MessageBoxWarning</text:p>
          </table:table-cell>
          <table:table-cell table:style-name="Table2.A2" office:value-type="string">
            <text:p text:style-name="P3"><draw:frame draw:style-name="fr1" draw:name="Image155" text:anchor-type="as-char" svg:width="0.423cm" svg:height="0.423cm" draw:z-index="10"><draw:image xlink:href="Pictures/100002010000001000000010121243C743277FEB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83" text:anchor-type="as-char" svg:width="0.423cm" svg:height="0.423cm" draw:z-index="80"><draw:image xlink:href="Pictures/1000020100000010000000105F03E83CA37190DA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MessageBoxCritical</text:p>
          </table:table-cell>
          <table:table-cell table:style-name="Table2.A2" office:value-type="string">
            <text:p text:style-name="P3"><draw:frame draw:style-name="fr1" draw:name="Image156" text:anchor-type="as-char" svg:width="0.423cm" svg:height="0.423cm" draw:z-index="11"><draw:image xlink:href="Pictures/1000020100000010000000101B11B617C630CA18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84" text:anchor-type="as-char" svg:width="0.423cm" svg:height="0.423cm" draw:z-index="81"><draw:image xlink:href="Pictures/10000201000000100000001006384FEE2A421C8B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MessageBoxQuestion</text:p>
          </table:table-cell>
          <table:table-cell table:style-name="Table2.A2" office:value-type="string">
            <text:p text:style-name="P3"><draw:frame draw:style-name="fr1" draw:name="Image157" text:anchor-type="as-char" svg:width="0.423cm" svg:height="0.423cm" draw:z-index="12"><draw:image xlink:href="Pictures/100002010000001000000010F60379E0856D378F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85" text:anchor-type="as-char" svg:width="0.423cm" svg:height="0.423cm" draw:z-index="82"><draw:image xlink:href="Pictures/1000020100000010000000103610C18E60F9AB0B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DesktopIcon</text:p>
          </table:table-cell>
          <table:table-cell table:style-name="Table2.A2" office:value-type="string">
            <text:p text:style-name="P3"><draw:frame draw:style-name="fr1" draw:name="Image158" text:anchor-type="as-char" svg:width="0.423cm" svg:height="0.423cm" draw:z-index="13"><draw:image xlink:href="Pictures/1000020100000010000000104125CC761296C7C4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86" text:anchor-type="as-char" svg:width="0.423cm" svg:height="0.423cm" draw:z-index="83"><draw:image xlink:href="Pictures/100002010000001000000010EF59C526E7A46BAD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TrashIcon</text:p>
          </table:table-cell>
          <table:table-cell table:style-name="Table2.A2" office:value-type="string">
            <text:p text:style-name="P3"><draw:frame draw:style-name="fr1" draw:name="Image159" text:anchor-type="as-char" svg:width="0.423cm" svg:height="0.423cm" draw:z-index="14"><draw:image xlink:href="Pictures/100002010000001000000010DD96B9170D8BC124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87" text:anchor-type="as-char" svg:width="0.423cm" svg:height="0.423cm" draw:z-index="84"><draw:image xlink:href="Pictures/100002010000001000000010B540CDB77953DB91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ComputerIcon</text:p>
          </table:table-cell>
          <table:table-cell table:style-name="Table2.A2" office:value-type="string">
            <text:p text:style-name="P3"><draw:frame draw:style-name="fr1" draw:name="Image160" text:anchor-type="as-char" svg:width="0.423cm" svg:height="0.423cm" draw:z-index="15"><draw:image xlink:href="Pictures/100002010000001000000010C52EA06FAB563AD3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88" text:anchor-type="as-char" svg:width="0.423cm" svg:height="0.423cm" draw:z-index="85"><draw:image xlink:href="Pictures/100002010000001000000010C4FB04A57A3684E6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DriveFDIcon</text:p>
          </table:table-cell>
          <table:table-cell table:style-name="Table2.A2" office:value-type="string">
            <text:p text:style-name="P3"><draw:frame draw:style-name="fr1" draw:name="Image161" text:anchor-type="as-char" svg:width="0.423cm" svg:height="0.423cm" draw:z-index="16"><draw:image xlink:href="Pictures/10000201000000100000001071DD49515D73B58E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89" text:anchor-type="as-char" svg:width="0.423cm" svg:height="0.423cm" draw:z-index="86"><draw:image xlink:href="Pictures/1000020100000010000000109B1CC9ECA9D6B270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DriveHDIcon</text:p>
          </table:table-cell>
          <table:table-cell table:style-name="Table2.A2" office:value-type="string">
            <text:p text:style-name="P3"><draw:frame draw:style-name="fr1" draw:name="Image162" text:anchor-type="as-char" svg:width="0.423cm" svg:height="0.423cm" draw:z-index="17"><draw:image xlink:href="Pictures/100002010000001000000010B41DE54C12976E3A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90" text:anchor-type="as-char" svg:width="0.423cm" svg:height="0.423cm" draw:z-index="87"><draw:image xlink:href="Pictures/10000201000000100000001041D3A84A318E3963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DriveCDIcon</text:p>
          </table:table-cell>
          <table:table-cell table:style-name="Table2.A2" office:value-type="string">
            <text:p text:style-name="P3"><draw:frame draw:style-name="fr1" draw:name="Image163" text:anchor-type="as-char" svg:width="0.423cm" svg:height="0.423cm" draw:z-index="18"><draw:image xlink:href="Pictures/100002010000001000000010759FE1FFCA382110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91" text:anchor-type="as-char" svg:width="0.423cm" svg:height="0.423cm" draw:z-index="88"><draw:image xlink:href="Pictures/100002010000001000000010696E57379B75EA6B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DriveDVDIcon</text:p>
          </table:table-cell>
          <table:table-cell table:style-name="Table2.A2" office:value-type="string">
            <text:p text:style-name="P3"><draw:frame draw:style-name="fr1" draw:name="Image164" text:anchor-type="as-char" svg:width="0.423cm" svg:height="0.423cm" draw:z-index="19"><draw:image xlink:href="Pictures/100002010000001000000010759FE1FFCA382110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92" text:anchor-type="as-char" svg:width="0.423cm" svg:height="0.423cm" draw:z-index="89"><draw:image xlink:href="Pictures/100002010000001000000010696E57379B75EA6B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DriveNetIcon</text:p>
          </table:table-cell>
          <table:table-cell table:style-name="Table2.A2" office:value-type="string">
            <text:p text:style-name="P3"><draw:frame draw:style-name="fr1" draw:name="Image165" text:anchor-type="as-char" svg:width="0.423cm" svg:height="0.423cm" draw:z-index="20"><draw:image xlink:href="Pictures/100002010000001000000010CF4676920DEEC84B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93" text:anchor-type="as-char" svg:width="0.423cm" svg:height="0.423cm" draw:z-index="90"><draw:image xlink:href="Pictures/100002010000001000000010AB2E6C4301D7F103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DirOpenIcon</text:p>
          </table:table-cell>
          <table:table-cell table:style-name="Table2.A2" office:value-type="string">
            <text:p text:style-name="P3"><draw:frame draw:style-name="fr1" draw:name="Image166" text:anchor-type="as-char" svg:width="0.423cm" svg:height="0.423cm" draw:z-index="21"><draw:image xlink:href="Pictures/1000020100000010000000107F3212F49B1692D5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94" text:anchor-type="as-char" svg:width="0.423cm" svg:height="0.423cm" draw:z-index="91"><draw:image xlink:href="Pictures/100002010000001000000010C9F8BDFDDF2B8B69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DirClosedIcon</text:p>
          </table:table-cell>
          <table:table-cell table:style-name="Table2.A2" office:value-type="string">
            <text:p text:style-name="P3"><draw:frame draw:style-name="fr1" draw:name="Image167" text:anchor-type="as-char" svg:width="0.423cm" svg:height="0.423cm" draw:z-index="22"><draw:image xlink:href="Pictures/1000020100000010000000107F3212F49B1692D5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95" text:anchor-type="as-char" svg:width="0.423cm" svg:height="0.423cm" draw:z-index="92"><draw:image xlink:href="Pictures/1000020100000010000000104E57CFCA4133AF75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DirLinkIcon</text:p>
          </table:table-cell>
          <table:table-cell table:style-name="Table2.A2" office:value-type="string">
            <text:p text:style-name="P3"><draw:frame draw:style-name="fr1" draw:name="Image168" text:anchor-type="as-char" svg:width="0.423cm" svg:height="0.423cm" draw:z-index="23"><draw:image xlink:href="Pictures/1000020100000010000000108FBE46503E9BFDF5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96" text:anchor-type="as-char" svg:width="0.423cm" svg:height="0.423cm" draw:z-index="93"><draw:image xlink:href="Pictures/10000201000000100000001081E0E5A79E625BBC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DirLinkOpenIcon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">SP_FileIcon</text:p>
          </table:table-cell>
          <table:table-cell table:style-name="Table2.A2" office:value-type="string">
            <text:p text:style-name="P3"><draw:frame draw:style-name="fr1" draw:name="Image170" text:anchor-type="as-char" svg:width="0.423cm" svg:height="0.423cm" draw:z-index="24"><draw:image xlink:href="Pictures/10000201000000100000001021A3CBB39C77FCB0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98" text:anchor-type="as-char" svg:width="0.423cm" svg:height="0.423cm" draw:z-index="94"><draw:image xlink:href="Pictures/1000020100000010000000102B87A371F097DF89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FileLinkIcon</text:p>
          </table:table-cell>
          <table:table-cell table:style-name="Table2.A2" office:value-type="string">
            <text:p text:style-name="P3"><draw:frame draw:style-name="fr1" draw:name="Image171" text:anchor-type="as-char" svg:width="0.423cm" svg:height="0.423cm" draw:z-index="25"><draw:image xlink:href="Pictures/10000201000000100000001070BB2895290DA539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99" text:anchor-type="as-char" svg:width="0.423cm" svg:height="0.423cm" draw:z-index="95"><draw:image xlink:href="Pictures/1000020100000010000000103C8D33DCA33CA1EE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ToolBarHorizontalExtensionButton</text:p>
          </table:table-cell>
          <table:table-cell table:style-name="Table2.A2" office:value-type="string">
            <text:p text:style-name="P3"><draw:frame draw:style-name="fr1" draw:name="Image172" text:anchor-type="as-char" svg:width="0.212cm" svg:height="0.132cm" draw:z-index="26"><draw:image xlink:href="Pictures/100002010000000800000005DF8FB49EB60E9527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00" text:anchor-type="as-char" svg:width="0.212cm" svg:height="0.132cm" draw:z-index="96"><draw:image xlink:href="Pictures/100002010000000800000005DF8FB49EB60E9527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ToolBarVerticalExtensionButton</text:p>
          </table:table-cell>
          <table:table-cell table:style-name="Table2.A2" office:value-type="string">
            <text:p text:style-name="P3"><draw:frame draw:style-name="fr1" draw:name="Image173" text:anchor-type="as-char" svg:width="0.132cm" svg:height="0.212cm" draw:z-index="27"><draw:image xlink:href="Pictures/100002010000000500000008C4D37BE80BC69D39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01" text:anchor-type="as-char" svg:width="0.132cm" svg:height="0.212cm" draw:z-index="97"><draw:image xlink:href="Pictures/100002010000000500000008C4D37BE80BC69D39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FileDialogStart</text:p>
          </table:table-cell>
          <table:table-cell table:style-name="Table2.A2" office:value-type="string">
            <text:p text:style-name="P3"><draw:frame draw:style-name="fr1" draw:name="Image174" text:anchor-type="as-char" svg:width="0.423cm" svg:height="0.397cm" draw:z-index="28"><draw:image xlink:href="Pictures/10000201000000100000000FEADA1BDA6DC0DD38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02" text:anchor-type="as-char" svg:width="0.423cm" svg:height="0.397cm" draw:z-index="98"><draw:image xlink:href="Pictures/10000201000000100000000FEADA1BDA6DC0DD38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FileDialogEnd</text:p>
          </table:table-cell>
          <table:table-cell table:style-name="Table2.A2" office:value-type="string">
            <text:p text:style-name="P3"><draw:frame draw:style-name="fr1" draw:name="Image175" text:anchor-type="as-char" svg:width="0.423cm" svg:height="0.397cm" draw:z-index="29"><draw:image xlink:href="Pictures/10000201000000100000000FDDCB7EAC249CAB46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03" text:anchor-type="as-char" svg:width="0.423cm" svg:height="0.397cm" draw:z-index="99"><draw:image xlink:href="Pictures/10000201000000100000000FDDCB7EAC249CAB46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FileDialogToParent</text:p>
          </table:table-cell>
          <table:table-cell table:style-name="Table2.A2" office:value-type="string">
            <text:p text:style-name="P3"><draw:frame draw:style-name="fr1" draw:name="Image176" text:anchor-type="as-char" svg:width="0.423cm" svg:height="0.423cm" draw:z-index="30"><draw:image xlink:href="Pictures/1000020100000010000000102312444E8CD7CE9F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04" text:anchor-type="as-char" svg:width="0.423cm" svg:height="0.423cm" draw:z-index="100"><draw:image xlink:href="Pictures/100002010000001000000010FEAB9BAB0A142B6E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FileDialogNewFolder</text:p>
          </table:table-cell>
          <table:table-cell table:style-name="Table2.A2" office:value-type="string">
            <text:p text:style-name="P3"><draw:frame draw:style-name="fr1" draw:name="Image177" text:anchor-type="as-char" svg:width="0.423cm" svg:height="0.423cm" draw:z-index="31"><draw:image xlink:href="Pictures/1000020100000010000000107F3212F49B1692D5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05" text:anchor-type="as-char" svg:width="0.423cm" svg:height="0.423cm" draw:z-index="101"><draw:image xlink:href="Pictures/1000020100000010000000108925D05D8281B030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FileDialogDetailedView</text:p>
          </table:table-cell>
          <table:table-cell table:style-name="Table2.A2" office:value-type="string">
            <text:p text:style-name="P3"><draw:frame draw:style-name="fr1" draw:name="Image178" text:anchor-type="as-char" svg:width="0.423cm" svg:height="0.423cm" draw:z-index="32"><draw:image xlink:href="Pictures/100002010000001000000010704E7E64F92A4277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06" text:anchor-type="as-char" svg:width="0.423cm" svg:height="0.423cm" draw:z-index="102"><draw:image xlink:href="Pictures/100002010000001000000010704E7E64F92A4277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FileDialogInfoView</text:p>
          </table:table-cell>
          <table:table-cell table:style-name="Table2.A2" office:value-type="string">
            <text:p text:style-name="P3"><draw:frame draw:style-name="fr1" draw:name="Image179" text:anchor-type="as-char" svg:width="0.423cm" svg:height="0.423cm" draw:z-index="33"><draw:image xlink:href="Pictures/1000020100000010000000105142551AFFCB73B2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07" text:anchor-type="as-char" svg:width="0.423cm" svg:height="0.423cm" draw:z-index="103"><draw:image xlink:href="Pictures/1000020100000010000000105142551AFFCB73B2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FileDialogContentsView</text:p>
          </table:table-cell>
          <table:table-cell table:style-name="Table2.A2" office:value-type="string">
            <text:p text:style-name="P3"><draw:frame draw:style-name="fr1" draw:name="Image180" text:anchor-type="as-char" svg:width="0.423cm" svg:height="0.423cm" draw:z-index="34"><draw:image xlink:href="Pictures/100002010000001000000010756AF70233779737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08" text:anchor-type="as-char" svg:width="0.423cm" svg:height="0.423cm" draw:z-index="104"><draw:image xlink:href="Pictures/100002010000001000000010756AF70233779737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FileDialogListView</text:p>
          </table:table-cell>
          <table:table-cell table:style-name="Table2.A2" office:value-type="string">
            <text:p text:style-name="P3"><draw:frame draw:style-name="fr1" draw:name="Image181" text:anchor-type="as-char" svg:width="0.423cm" svg:height="0.423cm" draw:z-index="35"><draw:image xlink:href="Pictures/1000020100000010000000102E777F78BE687A4D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09" text:anchor-type="as-char" svg:width="0.423cm" svg:height="0.423cm" draw:z-index="105"><draw:image xlink:href="Pictures/1000020100000010000000102E777F78BE687A4D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FileDialogBack</text:p>
          </table:table-cell>
          <table:table-cell table:style-name="Table2.A2" office:value-type="string">
            <text:p text:style-name="P3"><draw:frame draw:style-name="fr1" draw:name="Image182" text:anchor-type="as-char" svg:width="0.423cm" svg:height="0.423cm" draw:z-index="36"><draw:image xlink:href="Pictures/100002010000001000000010504E03ED30181BB1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10" text:anchor-type="as-char" svg:width="0.423cm" svg:height="0.423cm" draw:z-index="106"><draw:image xlink:href="Pictures/100002010000001000000010FDEB654E3C3CDDA7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DirIcon</text:p>
          </table:table-cell>
          <table:table-cell table:style-name="Table2.A2" office:value-type="string">
            <text:p text:style-name="P3"><draw:frame draw:style-name="fr1" draw:name="Image183" text:anchor-type="as-char" svg:width="0.423cm" svg:height="0.423cm" draw:z-index="37"><draw:image xlink:href="Pictures/1000020100000010000000103A9A42395F4E158A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11" text:anchor-type="as-char" svg:width="0.423cm" svg:height="0.423cm" draw:z-index="107"><draw:image xlink:href="Pictures/1000020100000010000000104E57CFCA4133AF75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DialogOkButton</text:p>
          </table:table-cell>
          <table:table-cell table:style-name="Table2.A2" office:value-type="string">
            <text:p text:style-name="P3"><draw:frame draw:style-name="fr1" draw:name="Image184" text:anchor-type="as-char" svg:width="0.423cm" svg:height="0.423cm" draw:z-index="38"><draw:image xlink:href="Pictures/100002010000001000000010B85C42D33152E8C5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12" text:anchor-type="as-char" svg:width="0.423cm" svg:height="0.423cm" draw:z-index="108"><draw:image xlink:href="Pictures/1000020100000010000000107A983250DC610488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DialogCancelButton</text:p>
          </table:table-cell>
          <table:table-cell table:style-name="Table2.A2" office:value-type="string">
            <text:p text:style-name="P3"><draw:frame draw:style-name="fr1" draw:name="Image185" text:anchor-type="as-char" svg:width="0.423cm" svg:height="0.423cm" draw:z-index="39"><draw:image xlink:href="Pictures/100002010000001000000010B20B836BCD498F4E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13" text:anchor-type="as-char" svg:width="0.635cm" svg:height="0.635cm" draw:z-index="109"><draw:image xlink:href="Pictures/100002010000001800000018B172AD9C9DE55CDF.png" xlink:type="simple" xlink:show="embed" xlink:actuate="onLoad"/></draw:frame></text:p>
          </table:table-cell>
        </table:table-row>
        <text:soft-page-break/>
        <table:table-row>
          <table:table-cell table:style-name="Table2.A2" office:value-type="string">
            <text:p text:style-name="P1">SP_DialogHelpButton</text:p>
          </table:table-cell>
          <table:table-cell table:style-name="Table2.A2" office:value-type="string">
            <text:p text:style-name="P3"><draw:frame draw:style-name="fr1" draw:name="Image186" text:anchor-type="as-char" svg:width="0.423cm" svg:height="0.423cm" draw:z-index="40"><draw:image xlink:href="Pictures/10000201000000100000001079299B019C7C8EC6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14" text:anchor-type="as-char" svg:width="0.635cm" svg:height="0.635cm" draw:z-index="110"><draw:image xlink:href="Pictures/1000020100000018000000187E15397368F5523D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DialogOpenButton</text:p>
          </table:table-cell>
          <table:table-cell table:style-name="Table2.A2" office:value-type="string">
            <text:p text:style-name="P3"><draw:frame draw:style-name="fr1" draw:name="Image187" text:anchor-type="as-char" svg:width="0.423cm" svg:height="0.423cm" draw:z-index="41"><draw:image xlink:href="Pictures/1000020100000010000000105316890F2BEC4005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15" text:anchor-type="as-char" svg:width="0.423cm" svg:height="0.423cm" draw:z-index="111"><draw:image xlink:href="Pictures/100002010000001000000010C9F8BDFDDF2B8B69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DialogSaveButton</text:p>
          </table:table-cell>
          <table:table-cell table:style-name="Table2.A2" office:value-type="string">
            <text:p text:style-name="P3"><draw:frame draw:style-name="fr1" draw:name="Image188" text:anchor-type="as-char" svg:width="0.423cm" svg:height="0.423cm" draw:z-index="42"><draw:image xlink:href="Pictures/10000201000000100000001035AF7057B555B0C5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16" text:anchor-type="as-char" svg:width="0.635cm" svg:height="0.635cm" draw:z-index="112"><draw:image xlink:href="Pictures/100002010000001800000018B4C1613C6C487E9A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DialogCloseButton</text:p>
          </table:table-cell>
          <table:table-cell table:style-name="Table2.A2" office:value-type="string">
            <text:p text:style-name="P3"><draw:frame draw:style-name="fr1" draw:name="Image189" text:anchor-type="as-char" svg:width="0.423cm" svg:height="0.423cm" draw:z-index="43"><draw:image xlink:href="Pictures/10000201000000100000001013DD2C414E5D9F1C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17" text:anchor-type="as-char" svg:width="0.423cm" svg:height="0.423cm" draw:z-index="113"><draw:image xlink:href="Pictures/1000020100000010000000107C62EC68F6DF1A23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DialogApplyButton</text:p>
          </table:table-cell>
          <table:table-cell table:style-name="Table2.A2" office:value-type="string">
            <text:p text:style-name="P3"><draw:frame draw:style-name="fr1" draw:name="Image190" text:anchor-type="as-char" svg:width="0.397cm" svg:height="0.423cm" draw:z-index="44"><draw:image xlink:href="Pictures/100002010000000F00000010A9A33B5E8A4E5D7E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18" text:anchor-type="as-char" svg:width="0.423cm" svg:height="0.423cm" draw:z-index="114"><draw:image xlink:href="Pictures/1000020100000010000000107A983250DC610488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DialogResetButton</text:p>
          </table:table-cell>
          <table:table-cell table:style-name="Table2.A2" office:value-type="string">
            <text:p text:style-name="P3"><draw:frame draw:style-name="fr1" draw:name="Image191" text:anchor-type="as-char" svg:width="0.423cm" svg:height="0.423cm" draw:z-index="45"><draw:image xlink:href="Pictures/10000201000000100000001019273B889BD54D07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19" text:anchor-type="as-char" svg:width="0.635cm" svg:height="0.635cm" draw:z-index="115"><draw:image xlink:href="Pictures/100002010000001800000018F72149D33DB5D0D5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DialogDiscardButton</text:p>
          </table:table-cell>
          <table:table-cell table:style-name="Table2.A2" office:value-type="string">
            <text:p text:style-name="P3"><draw:frame draw:style-name="fr1" draw:name="Image192" text:anchor-type="as-char" svg:width="0.423cm" svg:height="0.423cm" draw:z-index="46"><draw:image xlink:href="Pictures/100002010000001000000010A8D27EB33E861EBD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20" text:anchor-type="as-char" svg:width="0.423cm" svg:height="0.423cm" draw:z-index="116"><draw:image xlink:href="Pictures/1000020100000010000000104D4441B116473292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DialogYesButton</text:p>
          </table:table-cell>
          <table:table-cell table:style-name="Table2.A2" office:value-type="string">
            <text:p text:style-name="P3"><draw:frame draw:style-name="fr1" draw:name="Image193" text:anchor-type="as-char" svg:width="0.423cm" svg:height="0.37cm" draw:z-index="47"><draw:image xlink:href="Pictures/10000201000000100000000EBEBD18EB0926CE92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21" text:anchor-type="as-char" svg:width="0.423cm" svg:height="0.423cm" draw:z-index="117"><draw:image xlink:href="Pictures/1000020100000010000000107A983250DC610488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DialogNoButton</text:p>
          </table:table-cell>
          <table:table-cell table:style-name="Table2.A2" office:value-type="string">
            <text:p text:style-name="P3"><draw:frame draw:style-name="fr1" draw:name="Image194" text:anchor-type="as-char" svg:width="0.423cm" svg:height="0.397cm" draw:z-index="48"><draw:image xlink:href="Pictures/10000201000000100000000F9B3597A65C5D10A8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22" text:anchor-type="as-char" svg:width="0.635cm" svg:height="0.635cm" draw:z-index="118"><draw:image xlink:href="Pictures/100002010000001800000018B172AD9C9DE55CDF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ArrowUp</text:p>
          </table:table-cell>
          <table:table-cell table:style-name="Table2.A2" office:value-type="string">
            <text:p text:style-name="P3"><draw:frame draw:style-name="fr1" draw:name="Image195" text:anchor-type="as-char" svg:width="0.423cm" svg:height="0.423cm" draw:z-index="49"><draw:image xlink:href="Pictures/1000020100000010000000102312444E8CD7CE9F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23" text:anchor-type="as-char" svg:width="0.423cm" svg:height="0.423cm" draw:z-index="119"><draw:image xlink:href="Pictures/100002010000001000000010FEAB9BAB0A142B6E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ArrowDown</text:p>
          </table:table-cell>
          <table:table-cell table:style-name="Table2.A2" office:value-type="string">
            <text:p text:style-name="P3"><draw:frame draw:style-name="fr1" draw:name="Image196" text:anchor-type="as-char" svg:width="0.423cm" svg:height="0.423cm" draw:z-index="50"><draw:image xlink:href="Pictures/1000020100000010000000103D60AD260E2F2EC3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24" text:anchor-type="as-char" svg:width="0.423cm" svg:height="0.423cm" draw:z-index="120"><draw:image xlink:href="Pictures/100002010000001000000010B4F4E13B1F449678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ArrowLeft</text:p>
          </table:table-cell>
          <table:table-cell table:style-name="Table2.A2" office:value-type="string">
            <text:p text:style-name="P3"><draw:frame draw:style-name="fr1" draw:name="Image197" text:anchor-type="as-char" svg:width="0.423cm" svg:height="0.423cm" draw:z-index="51"><draw:image xlink:href="Pictures/100002010000001000000010504E03ED30181BB1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25" text:anchor-type="as-char" svg:width="0.423cm" svg:height="0.423cm" draw:z-index="121"><draw:image xlink:href="Pictures/100002010000001000000010FDEB654E3C3CDDA7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ArrowRight</text:p>
          </table:table-cell>
          <table:table-cell table:style-name="Table2.A2" office:value-type="string">
            <text:p text:style-name="P3"><draw:frame draw:style-name="fr1" draw:name="Image198" text:anchor-type="as-char" svg:width="0.423cm" svg:height="0.423cm" draw:z-index="52"><draw:image xlink:href="Pictures/100002010000001000000010B5AC0D65F7E3A03D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26" text:anchor-type="as-char" svg:width="0.423cm" svg:height="0.423cm" draw:z-index="122"><draw:image xlink:href="Pictures/100002010000001000000010087113ADC06B1C5C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ArrowBack</text:p>
          </table:table-cell>
          <table:table-cell table:style-name="Table2.A2" office:value-type="string">
            <text:p text:style-name="P3"><draw:frame draw:style-name="fr1" draw:name="Image199" text:anchor-type="as-char" svg:width="0.423cm" svg:height="0.423cm" draw:z-index="53"><draw:image xlink:href="Pictures/100002010000001000000010504E03ED30181BB1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27" text:anchor-type="as-char" svg:width="0.423cm" svg:height="0.423cm" draw:z-index="123"><draw:image xlink:href="Pictures/100002010000001000000010FDEB654E3C3CDDA7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ArrowForward</text:p>
          </table:table-cell>
          <table:table-cell table:style-name="Table2.A2" office:value-type="string">
            <text:p text:style-name="P3"><draw:frame draw:style-name="fr1" draw:name="Image200" text:anchor-type="as-char" svg:width="0.423cm" svg:height="0.423cm" draw:z-index="54"><draw:image xlink:href="Pictures/100002010000001000000010B5AC0D65F7E3A03D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28" text:anchor-type="as-char" svg:width="0.423cm" svg:height="0.423cm" draw:z-index="124"><draw:image xlink:href="Pictures/100002010000001000000010087113ADC06B1C5C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DirHomeIcon</text:p>
          </table:table-cell>
          <table:table-cell table:style-name="Table2.A2" office:value-type="string">
            <text:p text:style-name="P3"><draw:frame draw:style-name="fr1" draw:name="Image201" text:anchor-type="as-char" svg:width="0.423cm" svg:height="0.423cm" draw:z-index="55"><draw:image xlink:href="Pictures/10000201000000100000001061438140D46E6A61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29" text:anchor-type="as-char" svg:width="0.423cm" svg:height="0.423cm" draw:z-index="125"><draw:image xlink:href="Pictures/1000020100000010000000106F4DCBB25923F927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CommandLink</text:p>
          </table:table-cell>
          <table:table-cell table:style-name="Table2.A2" office:value-type="string">
            <text:p text:style-name="P3"><draw:frame draw:style-name="fr1" draw:name="Image202" text:anchor-type="as-char" svg:width="0.423cm" svg:height="0.423cm" draw:z-index="56"><draw:image xlink:href="Pictures/100002010000001000000010B5AC0D65F7E3A03D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30" text:anchor-type="as-char" svg:width="0.423cm" svg:height="0.423cm" draw:z-index="126"><draw:image xlink:href="Pictures/100002010000001000000010087113ADC06B1C5C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VistaShield</text:p>
          </table:table-cell>
          <table:table-cell table:style-name="Table2.A2" office:value-type="string">
            <text:p text:style-name="P3"><draw:frame draw:style-name="fr1" draw:name="Image203" text:anchor-type="as-char" svg:width="0.423cm" svg:height="0.423cm" draw:z-index="57"><draw:image xlink:href="Pictures/100002010000001000000010916187F16BD14C88.png" xlink:type="simple" xlink:show="embed" xlink:actuate="onLoad"/></draw:frame>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">SP_BrowserReload</text:p>
          </table:table-cell>
          <table:table-cell table:style-name="Table2.A2" office:value-type="string">
            <text:p text:style-name="P3"><draw:frame draw:style-name="fr1" draw:name="Image204" text:anchor-type="as-char" svg:width="0.635cm" svg:height="0.635cm" draw:z-index="58"><draw:image xlink:href="Pictures/100002010000001800000018C411A75F80F0EA7A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32" text:anchor-type="as-char" svg:width="0.423cm" svg:height="0.423cm" draw:z-index="127"><draw:image xlink:href="Pictures/10000201000000100000001051D347552D2D3370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BrowserStop</text:p>
          </table:table-cell>
          <table:table-cell table:style-name="Table2.A2" office:value-type="string">
            <text:p text:style-name="P3"><draw:frame draw:style-name="fr1" draw:name="Image205" text:anchor-type="as-char" svg:width="0.635cm" svg:height="0.635cm" draw:z-index="59"><draw:image xlink:href="Pictures/100002010000001800000018172D11571E6B43ED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33" text:anchor-type="as-char" svg:width="0.423cm" svg:height="0.423cm" draw:z-index="128"><draw:image xlink:href="Pictures/10000201000000100000001020DDCF980B3478AA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MediaPlay</text:p>
          </table:table-cell>
          <table:table-cell table:style-name="Table2.A2" office:value-type="string">
            <text:p text:style-name="P3"><draw:frame draw:style-name="fr1" draw:name="Image206" text:anchor-type="as-char" svg:width="0.847cm" svg:height="0.847cm" draw:z-index="60"><draw:image xlink:href="Pictures/100002010000002000000020A351F0971537F221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34" text:anchor-type="as-char" svg:width="0.423cm" svg:height="0.423cm" draw:z-index="129"><draw:image xlink:href="Pictures/1000020100000010000000108D2EF4965AE998E7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MediaStop</text:p>
          </table:table-cell>
          <table:table-cell table:style-name="Table2.A2" office:value-type="string">
            <text:p text:style-name="P3"><draw:frame draw:style-name="fr1" draw:name="Image207" text:anchor-type="as-char" svg:width="0.847cm" svg:height="0.847cm" draw:z-index="61"><draw:image xlink:href="Pictures/100002010000002000000020C0D3916266F39D4E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35" text:anchor-type="as-char" svg:width="0.423cm" svg:height="0.423cm" draw:z-index="130"><draw:image xlink:href="Pictures/10000201000000100000001006E89940202325AF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MediaPause</text:p>
          </table:table-cell>
          <table:table-cell table:style-name="Table2.A2" office:value-type="string">
            <text:p text:style-name="P3"><draw:frame draw:style-name="fr1" draw:name="Image208" text:anchor-type="as-char" svg:width="0.847cm" svg:height="0.847cm" draw:z-index="62"><draw:image xlink:href="Pictures/1000020100000020000000209D911EB93CEAA4C5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36" text:anchor-type="as-char" svg:width="0.423cm" svg:height="0.423cm" draw:z-index="131"><draw:image xlink:href="Pictures/1000020100000010000000105EEFD06F393F8AEE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MediaSkipForward</text:p>
          </table:table-cell>
          <table:table-cell table:style-name="Table2.A2" office:value-type="string">
            <text:p text:style-name="P3"><draw:frame draw:style-name="fr1" draw:name="Image209" text:anchor-type="as-char" svg:width="0.847cm" svg:height="0.847cm" draw:z-index="63"><draw:image xlink:href="Pictures/100002010000002000000020E31A0325C67E11E2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37" text:anchor-type="as-char" svg:width="0.423cm" svg:height="0.423cm" draw:z-index="132"><draw:image xlink:href="Pictures/100002010000001000000010EB1EB32CA409C9FC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MediaSkipBackward</text:p>
          </table:table-cell>
          <table:table-cell table:style-name="Table2.A2" office:value-type="string">
            <text:p text:style-name="P3"><draw:frame draw:style-name="fr1" draw:name="Image210" text:anchor-type="as-char" svg:width="0.847cm" svg:height="0.847cm" draw:z-index="64"><draw:image xlink:href="Pictures/100002010000002000000020FD895960A9E45C67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38" text:anchor-type="as-char" svg:width="0.423cm" svg:height="0.423cm" draw:z-index="133"><draw:image xlink:href="Pictures/100002010000001000000010B4916F9AA1554185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MediaSeekForward</text:p>
          </table:table-cell>
          <table:table-cell table:style-name="Table2.A2" office:value-type="string">
            <text:p text:style-name="P3"><draw:frame draw:style-name="fr1" draw:name="Image211" text:anchor-type="as-char" svg:width="0.847cm" svg:height="0.847cm" draw:z-index="65"><draw:image xlink:href="Pictures/100002010000002000000020C8B0D5192FC1EE62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39" text:anchor-type="as-char" svg:width="0.423cm" svg:height="0.423cm" draw:z-index="134"><draw:image xlink:href="Pictures/100002010000001000000010635F854356D0EAFC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MediaSeekBackward</text:p>
          </table:table-cell>
          <table:table-cell table:style-name="Table2.A2" office:value-type="string">
            <text:p text:style-name="P3"><draw:frame draw:style-name="fr1" draw:name="Image212" text:anchor-type="as-char" svg:width="0.847cm" svg:height="0.847cm" draw:z-index="66"><draw:image xlink:href="Pictures/100002010000002000000020D1B692DBF7F7D699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40" text:anchor-type="as-char" svg:width="0.423cm" svg:height="0.423cm" draw:z-index="135"><draw:image xlink:href="Pictures/1000020100000010000000109C56A88F66F58F26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MediaVolume</text:p>
          </table:table-cell>
          <table:table-cell table:style-name="Table2.A2" office:value-type="string">
            <text:p text:style-name="P3"><draw:frame draw:style-name="fr1" draw:name="Image213" text:anchor-type="as-char" svg:width="0.423cm" svg:height="0.37cm" draw:z-index="67"><draw:image xlink:href="Pictures/10000201000000100000000E49D8C21D28A29618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41" text:anchor-type="as-char" svg:width="0.423cm" svg:height="0.37cm" draw:z-index="136"><draw:image xlink:href="Pictures/10000201000000100000000E49D8C21D28A29618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MediaVolumeMuted</text:p>
          </table:table-cell>
          <table:table-cell table:style-name="Table2.A2" office:value-type="string">
            <text:p text:style-name="P3"><draw:frame draw:style-name="fr1" draw:name="Image214" text:anchor-type="as-char" svg:width="0.423cm" svg:height="0.37cm" draw:z-index="68"><draw:image xlink:href="Pictures/10000201000000100000000E986E7B459D2DB6BE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42" text:anchor-type="as-char" svg:width="0.423cm" svg:height="0.37cm" draw:z-index="137"><draw:image xlink:href="Pictures/10000201000000100000000E986E7B459D2DB6BE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LineEditClearButton</text:p>
          </table:table-cell>
          <table:table-cell table:style-name="Table2.A2" office:value-type="string">
            <text:p text:style-name="P3"><draw:frame draw:style-name="fr1" draw:name="Image215" text:anchor-type="as-char" svg:width="0.423cm" svg:height="0.423cm" draw:z-index="69"><draw:image xlink:href="Pictures/1000020100000010000000102263990B0FBE6583.png" xlink:type="simple" xlink:show="embed" xlink:actuate="onLoad"/></draw:frame></text:p>
          </table:table-cell>
          <table:table-cell table:style-name="Table2.C2" office:value-type="string">
            <text:p text:style-name="P3"><draw:frame draw:style-name="fr1" draw:name="Image143" text:anchor-type="as-char" svg:width="0.423cm" svg:height="0.423cm" draw:z-index="138"><draw:image xlink:href="Pictures/100002010000001000000010D8EC8294F507D1AE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">SP_CustomBase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ＭＳ 明朝" style:font-size-asian="10.5pt" style:language-asian="ja" style:country-asian="none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ＭＳ 明朝" style:font-size-asian="10.5pt" style:language-asian="ja" style:country-asian="none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09:22:34.911000000</meta:creation-date>
    <dc:date>2018-02-18T23:55:22.018895718</dc:date>
    <meta:editing-duration>PT8M51S</meta:editing-duration>
    <meta:editing-cycles>8</meta:editing-cycles>
    <meta:generator>LibreOffice/5.1.6.2$Linux_X86_64 LibreOffice_project/10m0$Build-2</meta:generator>
    <meta:document-statistic meta:table-count="1" meta:image-count="139" meta:object-count="0" meta:page-count="2" meta:paragraph-count="214" meta:word-count="78" meta:character-count="1344" meta:non-whitespace-character-count="1341"/>
  </office:meta>
</office:document-meta>
</file>